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user-content-shop"/>Shop</text:h>
      <text:p text:style-name="Text_20_body">Goal: Practice OO modelling in Java (unit tests, no UI)</text:p>
      <text:p text:style-name="Text_20_body">You are required to build an app that allows a Shop to sell goods to a Customer. Stock and items are not important.</text:p>
      <text:h text:style-name="Heading_20_3" text:outline-level="3"><text:bookmark text:name="user-content-mvp-4"/>MVP</text:h>
      <text:p text:style-name="Text_20_body">The Shop must be able to:</text:p>
      <text:list xml:id="list5811799449344363167" text:style-name="L1">
        <text:list-item>
          <text:p text:style-name="P4">Make a Sale </text:p>
          <text:list>
            <text:list-item>
              <text:p text:style-name="P4">The customer funds go down, shop sales go up </text:p>
            </text:list-item>
          </text:list>
        </text:list-item>
        <text:list-item>
          <text:p text:style-name="P4">Give a refund </text:p>
          <text:list>
            <text:list-item>
              <text:p text:style-name="P4">The customer funds go up, shop refunds go up </text:p>
            </text:list-item>
          </text:list>
        </text:list-item>
        <text:list-item>
          <text:p text:style-name="P4">Report on income </text:p>
          <text:list>
            <text:list-item>
              <text:p text:style-name="P1">Total sales minus total refunds </text:p>
            </text:list-item>
          </text:list>
        </text:list-item>
      </text:list>
      <text:p text:style-name="Text_20_body">The Customer must:</text:p>
      <text:list xml:id="list968108055594465098" text:style-name="L2">
        <text:list-item>
          <text:p text:style-name="P5">Have a collection of possible Payment Methods: </text:p>
          <text:list>
            <text:list-item>
              <text:p text:style-name="P5">CreditCard (default), DebitCard </text:p>
            </text:list-item>
          </text:list>
        </text:list-item>
        <text:list-item>
          <text:p text:style-name="P5">Be able to select a Payment Method to pay at any Shop </text:p>
        </text:list-item>
        <text:list-item>
          <text:p text:style-name="P2">Be able to select a Payment Method to recieve a refund onto a given Payment Method </text:p>
        </text:list-item>
      </text:list>
      <text:p text:style-name="Text_20_body">(You may find HashMaps useful for this project)</text:p>
      <text:h text:style-name="Heading_20_3" text:outline-level="3"><text:bookmark text:name="user-content-project-extensions-3"/>Project Extensions</text:h>
      <text:list xml:id="list1192715739464945851" text:style-name="L3">
        <text:list-item>
          <text:p text:style-name="P3">Add stock tracking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3T23:35:51</meta:creation-date>
    <meta:document-statistic meta:table-count="0" meta:image-count="0" meta:object-count="0" meta:page-count="1" meta:paragraph-count="19" meta:word-count="138" meta:character-count="696"/>
    <dc:date>2018-04-03T23:36:25</dc:date>
    <meta:editing-duration>PT35S</meta:editing-duration>
    <meta:editing-cycles>1</meta:editing-cycles>
    <meta:generator>OpenOffice/4.1.5$Unix OpenOffice.org_project/415m1$Build-9789</meta:generator>
  </office:meta>
</office:document-meta>
</file>